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22957575552" calcext:value-type="float">
            <text:p>2.16723</text:p>
          </table:table-cell>
          <table:table-cell office:value-type="float" office:value="2.37614465763333" calcext:value-type="float">
            <text:p>2.37614</text:p>
          </table:table-cell>
          <table:table-cell office:value-type="float" office:value="3.0719032300448" calcext:value-type="float">
            <text:p>3.071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38561052693" calcext:value-type="float">
            <text:p>2.17239</text:p>
          </table:table-cell>
          <table:table-cell office:value-type="float" office:value="2.36869429221712" calcext:value-type="float">
            <text:p>2.36869</text:p>
          </table:table-cell>
          <table:table-cell office:value-type="float" office:value="3.07489618167254" calcext:value-type="float">
            <text:p>3.074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52140194391" calcext:value-type="float">
            <text:p>2.36521</text:p>
          </table:table-cell>
          <table:table-cell office:value-type="float" office:value="2.11904994870317" calcext:value-type="float">
            <text:p>2.11905</text:p>
          </table:table-cell>
          <table:table-cell office:value-type="float" office:value="2.93091121832103" calcext:value-type="float">
            <text:p>2.9309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699750598056" calcext:value-type="float">
            <text:p>2.347</text:p>
          </table:table-cell>
          <table:table-cell office:value-type="float" office:value="2.1808121681003" calcext:value-type="float">
            <text:p>2.18081</text:p>
          </table:table-cell>
          <table:table-cell office:value-type="float" office:value="3.02797305780357" calcext:value-type="float">
            <text:p>3.0279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080051325098" calcext:value-type="float">
            <text:p>2.3408</text:p>
          </table:table-cell>
          <table:table-cell office:value-type="float" office:value="2.1253813912606" calcext:value-type="float">
            <text:p>2.12538</text:p>
          </table:table-cell>
          <table:table-cell office:value-type="float" office:value="2.89863372364148" calcext:value-type="float">
            <text:p>2.8986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974720411053" calcext:value-type="float">
            <text:p>2.19747</text:p>
          </table:table-cell>
          <table:table-cell office:value-type="float" office:value="2.33437439058512" calcext:value-type="float">
            <text:p>2.33437</text:p>
          </table:table-cell>
          <table:table-cell office:value-type="float" office:value="3.18199981346606" calcext:value-type="float">
            <text:p>3.18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59652990337" calcext:value-type="float">
            <text:p>2.20597</text:p>
          </table:table-cell>
          <table:table-cell office:value-type="float" office:value="2.32999016457381" calcext:value-type="float">
            <text:p>2.32999</text:p>
          </table:table-cell>
          <table:table-cell office:value-type="float" office:value="3.13229530019247" calcext:value-type="float">
            <text:p>3.132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050776765466" calcext:value-type="float">
            <text:p>2.32051</text:p>
          </table:table-cell>
          <table:table-cell office:value-type="float" office:value="2.18240986749461" calcext:value-type="float">
            <text:p>2.18241</text:p>
          </table:table-cell>
          <table:table-cell office:value-type="float" office:value="3.01458882611425" calcext:value-type="float">
            <text:p>3.0145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1736306928397" calcext:value-type="float">
            <text:p>2.31736</text:p>
          </table:table-cell>
          <table:table-cell office:value-type="float" office:value="2.2152559339" calcext:value-type="float">
            <text:p>2.21526</text:p>
          </table:table-cell>
          <table:table-cell office:value-type="float" office:value="2.95921582599549" calcext:value-type="float">
            <text:p>2.9592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035866374849" calcext:value-type="float">
            <text:p>2.31036</text:p>
          </table:table-cell>
          <table:table-cell office:value-type="float" office:value="2.19372903977424" calcext:value-type="float">
            <text:p>2.19373</text:p>
          </table:table-cell>
          <table:table-cell office:value-type="float" office:value="2.92643999932136" calcext:value-type="float">
            <text:p>2.9264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703351675838" calcext:value-type="float">
            <text:p>2.30703</text:p>
          </table:table-cell>
          <table:table-cell office:value-type="float" office:value="2.19462101107051" calcext:value-type="float">
            <text:p>2.19462</text:p>
          </table:table-cell>
          <table:table-cell office:value-type="float" office:value="2.98595874208291" calcext:value-type="float">
            <text:p>2.9859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676041410536" calcext:value-type="float">
            <text:p>2.30676</text:p>
          </table:table-cell>
          <table:table-cell office:value-type="float" office:value="2.18903708916605" calcext:value-type="float">
            <text:p>2.18904</text:p>
          </table:table-cell>
          <table:table-cell office:value-type="float" office:value="2.94079649994489" calcext:value-type="float">
            <text:p>2.940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034955859815" calcext:value-type="float">
            <text:p>2.30035</text:p>
          </table:table-cell>
          <table:table-cell office:value-type="float" office:value="2.20449545590789" calcext:value-type="float">
            <text:p>2.2045</text:p>
          </table:table-cell>
          <table:table-cell office:value-type="float" office:value="2.96587638485944" calcext:value-type="float">
            <text:p>2.9658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906819945468" calcext:value-type="float">
            <text:p>2.29907</text:p>
          </table:table-cell>
          <table:table-cell office:value-type="float" office:value="2.18304875549317" calcext:value-type="float">
            <text:p>2.18305</text:p>
          </table:table-cell>
          <table:table-cell office:value-type="float" office:value="3.00725476310623" calcext:value-type="float">
            <text:p>3.0072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385883058199" calcext:value-type="float">
            <text:p>2.29386</text:p>
          </table:table-cell>
          <table:table-cell office:value-type="float" office:value="2.18266585794834" calcext:value-type="float">
            <text:p>2.18267</text:p>
          </table:table-cell>
          <table:table-cell office:value-type="float" office:value="2.94757537198215" calcext:value-type="float">
            <text:p>2.9475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9019314150572" calcext:value-type="float">
            <text:p>2.29019</text:p>
          </table:table-cell>
          <table:table-cell office:value-type="float" office:value="2.16150837144314" calcext:value-type="float">
            <text:p>2.16151</text:p>
          </table:table-cell>
          <table:table-cell office:value-type="float" office:value="3.01317905747623" calcext:value-type="float">
            <text:p>3.0131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775339315055" calcext:value-type="float">
            <text:p>2.27775</text:p>
          </table:table-cell>
          <table:table-cell office:value-type="float" office:value="2.17235111037646" calcext:value-type="float">
            <text:p>2.17235</text:p>
          </table:table-cell>
          <table:table-cell office:value-type="float" office:value="3.03402291250779" calcext:value-type="float">
            <text:p>3.0340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9138103735" calcext:value-type="float">
            <text:p>2.26891</text:p>
          </table:table-cell>
          <table:table-cell office:value-type="float" office:value="2.22127472546103" calcext:value-type="float">
            <text:p>2.22127</text:p>
          </table:table-cell>
          <table:table-cell office:value-type="float" office:value="2.96718010010977" calcext:value-type="float">
            <text:p>2.9671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35578806352" calcext:value-type="float">
            <text:p>2.26836</text:p>
          </table:table-cell>
          <table:table-cell office:value-type="float" office:value="2.20509715309632" calcext:value-type="float">
            <text:p>2.2051</text:p>
          </table:table-cell>
          <table:table-cell office:value-type="float" office:value="2.89829219694593" calcext:value-type="float">
            <text:p>2.8982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12343721068" calcext:value-type="float">
            <text:p>2.26812</text:p>
          </table:table-cell>
          <table:table-cell office:value-type="float" office:value="2.19332406084224" calcext:value-type="float">
            <text:p>2.19332</text:p>
          </table:table-cell>
          <table:table-cell office:value-type="float" office:value="3.00857677156172" calcext:value-type="float">
            <text:p>3.0085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53750301982" calcext:value-type="float">
            <text:p>2.26154</text:p>
          </table:table-cell>
          <table:table-cell office:value-type="float" office:value="2.21902947488284" calcext:value-type="float">
            <text:p>2.21903</text:p>
          </table:table-cell>
          <table:table-cell office:value-type="float" office:value="2.98906828402016" calcext:value-type="float">
            <text:p>2.9890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981035715598" calcext:value-type="float">
            <text:p>2.25981</text:p>
          </table:table-cell>
          <table:table-cell office:value-type="float" office:value="2.20433589676194" calcext:value-type="float">
            <text:p>2.20434</text:p>
          </table:table-cell>
          <table:table-cell office:value-type="float" office:value="2.87936341051882" calcext:value-type="float">
            <text:p>2.8793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54544439403" calcext:value-type="float">
            <text:p>2.25555</text:p>
          </table:table-cell>
          <table:table-cell office:value-type="float" office:value="2.09861373431203" calcext:value-type="float">
            <text:p>2.09861</text:p>
          </table:table-cell>
          <table:table-cell office:value-type="float" office:value="2.76192161069955" calcext:value-type="float">
            <text:p>2.7619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466820094854" calcext:value-type="float">
            <text:p>2.22467</text:p>
          </table:table-cell>
          <table:table-cell office:value-type="float" office:value="2.24976484234053" calcext:value-type="float">
            <text:p>2.24976</text:p>
          </table:table-cell>
          <table:table-cell office:value-type="float" office:value="3.0803904365922" calcext:value-type="float">
            <text:p>3.0803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835694451514" calcext:value-type="float">
            <text:p>2.24836</text:p>
          </table:table-cell>
          <table:table-cell office:value-type="float" office:value="2.15348667876916" calcext:value-type="float">
            <text:p>2.15349</text:p>
          </table:table-cell>
          <table:table-cell office:value-type="float" office:value="2.5854308545834" calcext:value-type="float">
            <text:p>2.5854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618001090941" calcext:value-type="float">
            <text:p>2.26618</text:p>
          </table:table-cell>
          <table:table-cell office:value-type="float" office:value="2.24590851923137" calcext:value-type="float">
            <text:p>2.24591</text:p>
          </table:table-cell>
          <table:table-cell office:value-type="float" office:value="3.14778406152229" calcext:value-type="float">
            <text:p>3.1477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82206500286" calcext:value-type="float">
            <text:p>2.24582</text:p>
          </table:table-cell>
          <table:table-cell office:value-type="float" office:value="2.14152550855941" calcext:value-type="float">
            <text:p>2.14153</text:p>
          </table:table-cell>
          <table:table-cell office:value-type="float" office:value="2.58536027552977" calcext:value-type="float">
            <text:p>2.5853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998369241118" calcext:value-type="float">
            <text:p>2.26998</text:p>
          </table:table-cell>
          <table:table-cell office:value-type="float" office:value="2.2436975832549" calcext:value-type="float">
            <text:p>2.2437</text:p>
          </table:table-cell>
          <table:table-cell office:value-type="float" office:value="3.15196683087306" calcext:value-type="float">
            <text:p>3.1519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67139761601" calcext:value-type="float">
            <text:p>2.24367</text:p>
          </table:table-cell>
          <table:table-cell office:value-type="float" office:value="2.09758361143739" calcext:value-type="float">
            <text:p>2.09758</text:p>
          </table:table-cell>
          <table:table-cell office:value-type="float" office:value="2.77787696704732" calcext:value-type="float">
            <text:p>2.7778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89126095083" calcext:value-type="float">
            <text:p>2.23589</text:p>
          </table:table-cell>
          <table:table-cell office:value-type="float" office:value="2.24035695364519" calcext:value-type="float">
            <text:p>2.24036</text:p>
          </table:table-cell>
          <table:table-cell office:value-type="float" office:value="3.07403766195786" calcext:value-type="float">
            <text:p>3.0740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65672666842" calcext:value-type="float">
            <text:p>2.23566</text:p>
          </table:table-cell>
          <table:table-cell office:value-type="float" office:value="2.26725193105027" calcext:value-type="float">
            <text:p>2.26725</text:p>
          </table:table-cell>
          <table:table-cell office:value-type="float" office:value="3.11359171110979" calcext:value-type="float">
            <text:p>3.1135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57630654137" calcext:value-type="float">
            <text:p>2.23558</text:p>
          </table:table-cell>
          <table:table-cell office:value-type="float" office:value="2.3532763411892" calcext:value-type="float">
            <text:p>2.35328</text:p>
          </table:table-cell>
          <table:table-cell office:value-type="float" office:value="3.21679421310536" calcext:value-type="float">
            <text:p>3.2167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17079965776" calcext:value-type="float">
            <text:p>2.22717</text:p>
          </table:table-cell>
          <table:table-cell office:value-type="float" office:value="2.363580916824" calcext:value-type="float">
            <text:p>2.36358</text:p>
          </table:table-cell>
          <table:table-cell office:value-type="float" office:value="3.23411959865086" calcext:value-type="float">
            <text:p>3.23412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166110736724" calcext:value-type="float">
            <text:p>2.23166</text:p>
          </table:table-cell>
          <table:table-cell office:value-type="float" office:value="2.22694959050497" calcext:value-type="float">
            <text:p>2.22695</text:p>
          </table:table-cell>
          <table:table-cell office:value-type="float" office:value="2.81259569129571" calcext:value-type="float">
            <text:p>2.812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63621978941" calcext:value-type="float">
            <text:p>2.24364</text:p>
          </table:table-cell>
          <table:table-cell office:value-type="float" office:value="2.22599765760649" calcext:value-type="float">
            <text:p>2.226</text:p>
          </table:table-cell>
          <table:table-cell office:value-type="float" office:value="2.79289890269177" calcext:value-type="float">
            <text:p>2.792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13611943339" calcext:value-type="float">
            <text:p>2.22414</text:p>
          </table:table-cell>
          <table:table-cell office:value-type="float" office:value="2.24868262846247" calcext:value-type="float">
            <text:p>2.24868</text:p>
          </table:table-cell>
          <table:table-cell office:value-type="float" office:value="2.79428973969429" calcext:value-type="float">
            <text:p>2.7942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03678110242" calcext:value-type="float">
            <text:p>2.22204</text:p>
          </table:table-cell>
          <table:table-cell office:value-type="float" office:value="2.29237502932257" calcext:value-type="float">
            <text:p>2.29238</text:p>
          </table:table-cell>
          <table:table-cell office:value-type="float" office:value="3.10866619750553" calcext:value-type="float">
            <text:p>3.1086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2076719599173" calcext:value-type="float">
            <text:p>2.22077</text:p>
          </table:table-cell>
          <table:table-cell office:value-type="float" office:value="2.24662326823569" calcext:value-type="float">
            <text:p>2.24662</text:p>
          </table:table-cell>
          <table:table-cell office:value-type="float" office:value="2.82336385934834" calcext:value-type="float">
            <text:p>2.8233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740147003184" calcext:value-type="float">
            <text:p>2.2174</text:p>
          </table:table-cell>
          <table:table-cell office:value-type="float" office:value="2.31451188112779" calcext:value-type="float">
            <text:p>2.31451</text:p>
          </table:table-cell>
          <table:table-cell office:value-type="float" office:value="2.80216500235936" calcext:value-type="float">
            <text:p>2.80217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186663953446" calcext:value-type="float">
            <text:p>2.21187</text:p>
          </table:table-cell>
          <table:table-cell office:value-type="float" office:value="2.24940196086744" calcext:value-type="float">
            <text:p>2.2494</text:p>
          </table:table-cell>
          <table:table-cell office:value-type="float" office:value="2.91866984339627" calcext:value-type="float">
            <text:p>2.9186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130130551411" calcext:value-type="float">
            <text:p>2.2113</text:p>
          </table:table-cell>
          <table:table-cell office:value-type="float" office:value="2.33731661799152" calcext:value-type="float">
            <text:p>2.33732</text:p>
          </table:table-cell>
          <table:table-cell office:value-type="float" office:value="2.8316044092453" calcext:value-type="float">
            <text:p>2.8316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00937474387" calcext:value-type="float">
            <text:p>2.21101</text:p>
          </table:table-cell>
          <table:table-cell office:value-type="float" office:value="2.24433222260848" calcext:value-type="float">
            <text:p>2.24433</text:p>
          </table:table-cell>
          <table:table-cell office:value-type="float" office:value="2.94878829245131" calcext:value-type="float">
            <text:p>2.9487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259550510963" calcext:value-type="float">
            <text:p>2.2026</text:p>
          </table:table-cell>
          <table:table-cell office:value-type="float" office:value="2.24557665009642" calcext:value-type="float">
            <text:p>2.24558</text:p>
          </table:table-cell>
          <table:table-cell office:value-type="float" office:value="3.01965219456745" calcext:value-type="float">
            <text:p>3.0196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0149632683531" calcext:value-type="float">
            <text:p>2.2015</text:p>
          </table:table-cell>
          <table:table-cell office:value-type="float" office:value="2.23691391956929" calcext:value-type="float">
            <text:p>2.23691</text:p>
          </table:table-cell>
          <table:table-cell office:value-type="float" office:value="3.0366675149726" calcext:value-type="float">
            <text:p>3.0366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3259442614042" calcext:value-type="float">
            <text:p>2.23259</text:p>
          </table:table-cell>
          <table:table-cell office:value-type="float" office:value="2.19251729447596" calcext:value-type="float">
            <text:p>2.19252</text:p>
          </table:table-cell>
          <table:table-cell office:value-type="float" office:value="2.89718046262016" calcext:value-type="float">
            <text:p>2.8971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461776660666" calcext:value-type="float">
            <text:p>2.23462</text:p>
          </table:table-cell>
          <table:table-cell office:value-type="float" office:value="2.18398296593186" calcext:value-type="float">
            <text:p>2.18398</text:p>
          </table:table-cell>
          <table:table-cell office:value-type="float" office:value="2.8910050609694" calcext:value-type="float">
            <text:p>2.8910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003468703222" calcext:value-type="float">
            <text:p>2.26003</text:p>
          </table:table-cell>
          <table:table-cell office:value-type="float" office:value="2.17864760152035" calcext:value-type="float">
            <text:p>2.17865</text:p>
          </table:table-cell>
          <table:table-cell office:value-type="float" office:value="2.82053574078864" calcext:value-type="float">
            <text:p>2.8205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21782956921" calcext:value-type="float">
            <text:p>2.17622</text:p>
          </table:table-cell>
          <table:table-cell office:value-type="float" office:value="2.41081891198379" calcext:value-type="float">
            <text:p>2.41082</text:p>
          </table:table-cell>
          <table:table-cell office:value-type="float" office:value="3.25689313631464" calcext:value-type="float">
            <text:p>3.2568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765866607895" calcext:value-type="float">
            <text:p>2.30766</text:p>
          </table:table-cell>
          <table:table-cell office:value-type="float" office:value="2.17210231936515" calcext:value-type="float">
            <text:p>2.1721</text:p>
          </table:table-cell>
          <table:table-cell office:value-type="float" office:value="2.92334507355652" calcext:value-type="float">
            <text:p>2.9233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4238000178011" calcext:value-type="float">
            <text:p>2.34238</text:p>
          </table:table-cell>
          <table:table-cell office:value-type="float" office:value="2.16903878512001" calcext:value-type="float">
            <text:p>2.16904</text:p>
          </table:table-cell>
          <table:table-cell office:value-type="float" office:value="2.92971615785302" calcext:value-type="float">
            <text:p>2.9297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06977782677" calcext:value-type="float">
            <text:p>2.16707</text:p>
          </table:table-cell>
          <table:table-cell office:value-type="float" office:value="2.2911454314728" calcext:value-type="float">
            <text:p>2.29115</text:p>
          </table:table-cell>
          <table:table-cell office:value-type="float" office:value="2.77734189128463" calcext:value-type="float">
            <text:p>2.7773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540784516552" calcext:value-type="float">
            <text:p>2.16541</text:p>
          </table:table-cell>
          <table:table-cell office:value-type="float" office:value="2.2928561173242" calcext:value-type="float">
            <text:p>2.29286</text:p>
          </table:table-cell>
          <table:table-cell office:value-type="float" office:value="2.77437735817061" calcext:value-type="float">
            <text:p>2.7743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157999855824" calcext:value-type="float">
            <text:p>2.26158</text:p>
          </table:table-cell>
          <table:table-cell office:value-type="float" office:value="2.16218290836772" calcext:value-type="float">
            <text:p>2.16218</text:p>
          </table:table-cell>
          <table:table-cell office:value-type="float" office:value="2.77609461333288" calcext:value-type="float">
            <text:p>2.7760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5962282406661" calcext:value-type="float">
            <text:p>2.15962</text:p>
          </table:table-cell>
          <table:table-cell office:value-type="float" office:value="2.41183968042459" calcext:value-type="float">
            <text:p>2.41184</text:p>
          </table:table-cell>
          <table:table-cell office:value-type="float" office:value="3.26753452212217" calcext:value-type="float">
            <text:p>3.2675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957239309827" calcext:value-type="float">
            <text:p>2.14957</text:p>
          </table:table-cell>
          <table:table-cell office:value-type="float" office:value="2.47694239944167" calcext:value-type="float">
            <text:p>2.47694</text:p>
          </table:table-cell>
          <table:table-cell office:value-type="float" office:value="3.25443903348719" calcext:value-type="float">
            <text:p>3.2544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35655806607" calcext:value-type="float">
            <text:p>2.14357</text:p>
          </table:table-cell>
          <table:table-cell office:value-type="float" office:value="2.47323144345408" calcext:value-type="float">
            <text:p>2.47323</text:p>
          </table:table-cell>
          <table:table-cell office:value-type="float" office:value="3.23830211790236" calcext:value-type="float">
            <text:p>3.238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700066259503" calcext:value-type="float">
            <text:p>2.117</text:p>
          </table:table-cell>
          <table:table-cell office:value-type="float" office:value="2.55028370086872" calcext:value-type="float">
            <text:p>2.55028</text:p>
          </table:table-cell>
          <table:table-cell office:value-type="float" office:value="3.53132656045367" calcext:value-type="float">
            <text:p>3.5313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0926070500676" calcext:value-type="float">
            <text:p>2.10926</text:p>
          </table:table-cell>
          <table:table-cell office:value-type="float" office:value="2.52831956576715" calcext:value-type="float">
            <text:p>2.52832</text:p>
          </table:table-cell>
          <table:table-cell office:value-type="float" office:value="3.55890837116059" calcext:value-type="float">
            <text:p>3.5589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127337028195" calcext:value-type="float">
            <text:p>2.35127</text:p>
          </table:table-cell>
          <table:table-cell office:value-type="float" office:value="2.08683566347077" calcext:value-type="float">
            <text:p>2.08684</text:p>
          </table:table-cell>
          <table:table-cell office:value-type="float" office:value="2.82399087451182" calcext:value-type="float">
            <text:p>2.8239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832005359952" calcext:value-type="float">
            <text:p>2.32832</text:p>
          </table:table-cell>
          <table:table-cell office:value-type="float" office:value="2.0792814102102" calcext:value-type="float">
            <text:p>2.07928</text:p>
          </table:table-cell>
          <table:table-cell office:value-type="float" office:value="2.85465556794715" calcext:value-type="float">
            <text:p>2.8546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0" calcext:value-type="float">
            <text:p>0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0" calcext:value-type="float">
            <text:p>0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5" calcext:value-type="float">
            <text:p>5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699750598056" calcext:value-type="float">
            <text:p>2.347</text:p>
          </table:table-cell>
          <table:table-cell office:value-type="float" office:value="2.1808121681003" calcext:value-type="float">
            <text:p>2.18081</text:p>
          </table:table-cell>
          <table:table-cell office:value-type="float" office:value="3.02797305780357" calcext:value-type="float">
            <text:p>3.0279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22])" office:value-type="float" office:value="2.23158706412043" calcext:value-type="float">
            <text:p>2.23159</text:p>
          </table:table-cell>
          <table:table-cell table:formula="of:=AVERAGE([.BT1:.BT22])" office:value-type="float" office:value="2.27056266203652" calcext:value-type="float">
            <text:p>2.27056</text:p>
          </table:table-cell>
          <table:table-cell table:formula="of:=AVERAGE([.BU1:.BU22])" office:value-type="float" office:value="3.00372602965391" calcext:value-type="float">
            <text:p>3.003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050776765466" calcext:value-type="float">
            <text:p>2.32051</text:p>
          </table:table-cell>
          <table:table-cell office:value-type="float" office:value="2.18240986749461" calcext:value-type="float">
            <text:p>2.18241</text:p>
          </table:table-cell>
          <table:table-cell office:value-type="float" office:value="3.01458882611425" calcext:value-type="float">
            <text:p>3.0145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1736306928397" calcext:value-type="float">
            <text:p>2.31736</text:p>
          </table:table-cell>
          <table:table-cell office:value-type="float" office:value="2.2152559339" calcext:value-type="float">
            <text:p>2.21526</text:p>
          </table:table-cell>
          <table:table-cell office:value-type="float" office:value="2.95921582599549" calcext:value-type="float">
            <text:p>2.9592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034955859815" calcext:value-type="float">
            <text:p>2.30035</text:p>
          </table:table-cell>
          <table:table-cell office:value-type="float" office:value="2.20449545590789" calcext:value-type="float">
            <text:p>2.2045</text:p>
          </table:table-cell>
          <table:table-cell office:value-type="float" office:value="2.96587638485944" calcext:value-type="float">
            <text:p>2.9658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906819945468" calcext:value-type="float">
            <text:p>2.29907</text:p>
          </table:table-cell>
          <table:table-cell office:value-type="float" office:value="2.18304875549317" calcext:value-type="float">
            <text:p>2.18305</text:p>
          </table:table-cell>
          <table:table-cell office:value-type="float" office:value="3.00725476310623" calcext:value-type="float">
            <text:p>3.0072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9138103735" calcext:value-type="float">
            <text:p>2.26891</text:p>
          </table:table-cell>
          <table:table-cell office:value-type="float" office:value="2.22127472546103" calcext:value-type="float">
            <text:p>2.22127</text:p>
          </table:table-cell>
          <table:table-cell office:value-type="float" office:value="2.96718010010977" calcext:value-type="float">
            <text:p>2.9671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35578806352" calcext:value-type="float">
            <text:p>2.26836</text:p>
          </table:table-cell>
          <table:table-cell office:value-type="float" office:value="2.20509715309632" calcext:value-type="float">
            <text:p>2.2051</text:p>
          </table:table-cell>
          <table:table-cell office:value-type="float" office:value="2.89829219694593" calcext:value-type="float">
            <text:p>2.8982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12343721068" calcext:value-type="float">
            <text:p>2.26812</text:p>
          </table:table-cell>
          <table:table-cell office:value-type="float" office:value="2.19332406084224" calcext:value-type="float">
            <text:p>2.19332</text:p>
          </table:table-cell>
          <table:table-cell office:value-type="float" office:value="3.00857677156172" calcext:value-type="float">
            <text:p>3.0085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53750301982" calcext:value-type="float">
            <text:p>2.26154</text:p>
          </table:table-cell>
          <table:table-cell office:value-type="float" office:value="2.21902947488284" calcext:value-type="float">
            <text:p>2.21903</text:p>
          </table:table-cell>
          <table:table-cell office:value-type="float" office:value="2.98906828402016" calcext:value-type="float">
            <text:p>2.9890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981035715598" calcext:value-type="float">
            <text:p>2.25981</text:p>
          </table:table-cell>
          <table:table-cell office:value-type="float" office:value="2.20433589676194" calcext:value-type="float">
            <text:p>2.20434</text:p>
          </table:table-cell>
          <table:table-cell office:value-type="float" office:value="2.87936341051882" calcext:value-type="float">
            <text:p>2.8793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54544439403" calcext:value-type="float">
            <text:p>2.25555</text:p>
          </table:table-cell>
          <table:table-cell office:value-type="float" office:value="2.09861373431203" calcext:value-type="float">
            <text:p>2.09861</text:p>
          </table:table-cell>
          <table:table-cell office:value-type="float" office:value="2.76192161069955" calcext:value-type="float">
            <text:p>2.7619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67139761601" calcext:value-type="float">
            <text:p>2.24367</text:p>
          </table:table-cell>
          <table:table-cell office:value-type="float" office:value="2.09758361143739" calcext:value-type="float">
            <text:p>2.09758</text:p>
          </table:table-cell>
          <table:table-cell office:value-type="float" office:value="2.77787696704732" calcext:value-type="float">
            <text:p>2.7778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740147003184" calcext:value-type="float">
            <text:p>2.2174</text:p>
          </table:table-cell>
          <table:table-cell office:value-type="float" office:value="2.31451188112779" calcext:value-type="float">
            <text:p>2.31451</text:p>
          </table:table-cell>
          <table:table-cell office:value-type="float" office:value="2.80216500235936" calcext:value-type="float">
            <text:p>2.80217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130130551411" calcext:value-type="float">
            <text:p>2.2113</text:p>
          </table:table-cell>
          <table:table-cell office:value-type="float" office:value="2.33731661799152" calcext:value-type="float">
            <text:p>2.33732</text:p>
          </table:table-cell>
          <table:table-cell office:value-type="float" office:value="2.8316044092453" calcext:value-type="float">
            <text:p>2.8316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259550510963" calcext:value-type="float">
            <text:p>2.2026</text:p>
          </table:table-cell>
          <table:table-cell office:value-type="float" office:value="2.24557665009642" calcext:value-type="float">
            <text:p>2.24558</text:p>
          </table:table-cell>
          <table:table-cell office:value-type="float" office:value="3.01965219456745" calcext:value-type="float">
            <text:p>3.0196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0149632683531" calcext:value-type="float">
            <text:p>2.2015</text:p>
          </table:table-cell>
          <table:table-cell office:value-type="float" office:value="2.23691391956929" calcext:value-type="float">
            <text:p>2.23691</text:p>
          </table:table-cell>
          <table:table-cell office:value-type="float" office:value="3.0366675149726" calcext:value-type="float">
            <text:p>3.0366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06977782677" calcext:value-type="float">
            <text:p>2.16707</text:p>
          </table:table-cell>
          <table:table-cell office:value-type="float" office:value="2.2911454314728" calcext:value-type="float">
            <text:p>2.29115</text:p>
          </table:table-cell>
          <table:table-cell office:value-type="float" office:value="2.77734189128463" calcext:value-type="float">
            <text:p>2.7773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540784516552" calcext:value-type="float">
            <text:p>2.16541</text:p>
          </table:table-cell>
          <table:table-cell office:value-type="float" office:value="2.2928561173242" calcext:value-type="float">
            <text:p>2.29286</text:p>
          </table:table-cell>
          <table:table-cell office:value-type="float" office:value="2.77437735817061" calcext:value-type="float">
            <text:p>2.7743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957239309827" calcext:value-type="float">
            <text:p>2.14957</text:p>
          </table:table-cell>
          <table:table-cell office:value-type="float" office:value="2.47694239944167" calcext:value-type="float">
            <text:p>2.47694</text:p>
          </table:table-cell>
          <table:table-cell office:value-type="float" office:value="3.25443903348719" calcext:value-type="float">
            <text:p>3.2544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35655806607" calcext:value-type="float">
            <text:p>2.14357</text:p>
          </table:table-cell>
          <table:table-cell office:value-type="float" office:value="2.47323144345408" calcext:value-type="float">
            <text:p>2.47323</text:p>
          </table:table-cell>
          <table:table-cell office:value-type="float" office:value="3.23830211790236" calcext:value-type="float">
            <text:p>3.238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700066259503" calcext:value-type="float">
            <text:p>2.117</text:p>
          </table:table-cell>
          <table:table-cell office:value-type="float" office:value="2.55028370086872" calcext:value-type="float">
            <text:p>2.55028</text:p>
          </table:table-cell>
          <table:table-cell office:value-type="float" office:value="3.53132656045367" calcext:value-type="float">
            <text:p>3.5313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0926070500676" calcext:value-type="float">
            <text:p>2.10926</text:p>
          </table:table-cell>
          <table:table-cell office:value-type="float" office:value="2.52831956576715" calcext:value-type="float">
            <text:p>2.52832</text:p>
          </table:table-cell>
          <table:table-cell office:value-type="float" office:value="3.55890837116059" calcext:value-type="float">
            <text:p>3.5589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9019314150572" calcext:value-type="float">
            <text:p>2.29019</text:p>
          </table:table-cell>
          <table:table-cell office:value-type="float" office:value="2.16150837144314" calcext:value-type="float">
            <text:p>2.16151</text:p>
          </table:table-cell>
          <table:table-cell office:value-type="float" office:value="3.01317905747623" calcext:value-type="float">
            <text:p>3.0131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23:.BS32])" office:value-type="float" office:value="2.22292600257664" calcext:value-type="float">
            <text:p>2.22293</text:p>
          </table:table-cell>
          <table:table-cell table:formula="of:=AVERAGE([.BT23:.BT32])" office:value-type="float" office:value="2.27051851147749" calcext:value-type="float">
            <text:p>2.27052</text:p>
          </table:table-cell>
          <table:table-cell table:formula="of:=AVERAGE([.BU23:.BU32])" office:value-type="float" office:value="3.02789992719264" calcext:value-type="float">
            <text:p>3.02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775339315055" calcext:value-type="float">
            <text:p>2.27775</text:p>
          </table:table-cell>
          <table:table-cell office:value-type="float" office:value="2.17235111037646" calcext:value-type="float">
            <text:p>2.17235</text:p>
          </table:table-cell>
          <table:table-cell office:value-type="float" office:value="3.03402291250779" calcext:value-type="float">
            <text:p>3.0340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65672666842" calcext:value-type="float">
            <text:p>2.23566</text:p>
          </table:table-cell>
          <table:table-cell office:value-type="float" office:value="2.26725193105027" calcext:value-type="float">
            <text:p>2.26725</text:p>
          </table:table-cell>
          <table:table-cell office:value-type="float" office:value="3.11359171110979" calcext:value-type="float">
            <text:p>3.1135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13611943339" calcext:value-type="float">
            <text:p>2.22414</text:p>
          </table:table-cell>
          <table:table-cell office:value-type="float" office:value="2.24868262846247" calcext:value-type="float">
            <text:p>2.24868</text:p>
          </table:table-cell>
          <table:table-cell office:value-type="float" office:value="2.79428973969429" calcext:value-type="float">
            <text:p>2.7942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03678110242" calcext:value-type="float">
            <text:p>2.22204</text:p>
          </table:table-cell>
          <table:table-cell office:value-type="float" office:value="2.29237502932257" calcext:value-type="float">
            <text:p>2.29238</text:p>
          </table:table-cell>
          <table:table-cell office:value-type="float" office:value="3.10866619750553" calcext:value-type="float">
            <text:p>3.1086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2076719599173" calcext:value-type="float">
            <text:p>2.22077</text:p>
          </table:table-cell>
          <table:table-cell office:value-type="float" office:value="2.24662326823569" calcext:value-type="float">
            <text:p>2.24662</text:p>
          </table:table-cell>
          <table:table-cell office:value-type="float" office:value="2.82336385934834" calcext:value-type="float">
            <text:p>2.8233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186663953446" calcext:value-type="float">
            <text:p>2.21187</text:p>
          </table:table-cell>
          <table:table-cell office:value-type="float" office:value="2.24940196086744" calcext:value-type="float">
            <text:p>2.2494</text:p>
          </table:table-cell>
          <table:table-cell office:value-type="float" office:value="2.91866984339627" calcext:value-type="float">
            <text:p>2.9186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00937474387" calcext:value-type="float">
            <text:p>2.21101</text:p>
          </table:table-cell>
          <table:table-cell office:value-type="float" office:value="2.24433222260848" calcext:value-type="float">
            <text:p>2.24433</text:p>
          </table:table-cell>
          <table:table-cell office:value-type="float" office:value="2.94878829245131" calcext:value-type="float">
            <text:p>2.9487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21782956921" calcext:value-type="float">
            <text:p>2.17622</text:p>
          </table:table-cell>
          <table:table-cell office:value-type="float" office:value="2.41081891198379" calcext:value-type="float">
            <text:p>2.41082</text:p>
          </table:table-cell>
          <table:table-cell office:value-type="float" office:value="3.25689313631464" calcext:value-type="float">
            <text:p>3.2568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5962282406661" calcext:value-type="float">
            <text:p>2.15962</text:p>
          </table:table-cell>
          <table:table-cell office:value-type="float" office:value="2.41183968042459" calcext:value-type="float">
            <text:p>2.41184</text:p>
          </table:table-cell>
          <table:table-cell office:value-type="float" office:value="3.26753452212217" calcext:value-type="float">
            <text:p>3.2675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52140194391" calcext:value-type="float">
            <text:p>2.36521</text:p>
          </table:table-cell>
          <table:table-cell office:value-type="float" office:value="2.11904994870317" calcext:value-type="float">
            <text:p>2.11905</text:p>
          </table:table-cell>
          <table:table-cell office:value-type="float" office:value="2.93091121832103" calcext:value-type="float">
            <text:p>2.9309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3:.BS42])" office:value-type="float" office:value="2.28809520736014" calcext:value-type="float">
            <text:p>2.2881</text:p>
          </table:table-cell>
          <table:table-cell table:formula="of:=AVERAGE([.BT33:.BT42])" office:value-type="float" office:value="2.20163537832647" calcext:value-type="float">
            <text:p>2.20164</text:p>
          </table:table-cell>
          <table:table-cell table:formula="of:=AVERAGE([.BU33:.BU42])" office:value-type="float" office:value="2.92520204971632" calcext:value-type="float">
            <text:p>2.925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080051325098" calcext:value-type="float">
            <text:p>2.3408</text:p>
          </table:table-cell>
          <table:table-cell office:value-type="float" office:value="2.1253813912606" calcext:value-type="float">
            <text:p>2.12538</text:p>
          </table:table-cell>
          <table:table-cell office:value-type="float" office:value="2.89863372364148" calcext:value-type="float">
            <text:p>2.8986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035866374849" calcext:value-type="float">
            <text:p>2.31036</text:p>
          </table:table-cell>
          <table:table-cell office:value-type="float" office:value="2.19372903977424" calcext:value-type="float">
            <text:p>2.19373</text:p>
          </table:table-cell>
          <table:table-cell office:value-type="float" office:value="2.92643999932136" calcext:value-type="float">
            <text:p>2.9264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703351675838" calcext:value-type="float">
            <text:p>2.30703</text:p>
          </table:table-cell>
          <table:table-cell office:value-type="float" office:value="2.19462101107051" calcext:value-type="float">
            <text:p>2.19462</text:p>
          </table:table-cell>
          <table:table-cell office:value-type="float" office:value="2.98595874208291" calcext:value-type="float">
            <text:p>2.9859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676041410536" calcext:value-type="float">
            <text:p>2.30676</text:p>
          </table:table-cell>
          <table:table-cell office:value-type="float" office:value="2.18903708916605" calcext:value-type="float">
            <text:p>2.18904</text:p>
          </table:table-cell>
          <table:table-cell office:value-type="float" office:value="2.94079649994489" calcext:value-type="float">
            <text:p>2.940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385883058199" calcext:value-type="float">
            <text:p>2.29386</text:p>
          </table:table-cell>
          <table:table-cell office:value-type="float" office:value="2.18266585794834" calcext:value-type="float">
            <text:p>2.18267</text:p>
          </table:table-cell>
          <table:table-cell office:value-type="float" office:value="2.94757537198215" calcext:value-type="float">
            <text:p>2.9475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835694451514" calcext:value-type="float">
            <text:p>2.24836</text:p>
          </table:table-cell>
          <table:table-cell office:value-type="float" office:value="2.15348667876916" calcext:value-type="float">
            <text:p>2.15349</text:p>
          </table:table-cell>
          <table:table-cell office:value-type="float" office:value="2.5854308545834" calcext:value-type="float">
            <text:p>2.5854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82206500286" calcext:value-type="float">
            <text:p>2.24582</text:p>
          </table:table-cell>
          <table:table-cell office:value-type="float" office:value="2.14152550855941" calcext:value-type="float">
            <text:p>2.14153</text:p>
          </table:table-cell>
          <table:table-cell office:value-type="float" office:value="2.58536027552977" calcext:value-type="float">
            <text:p>2.5853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57630654137" calcext:value-type="float">
            <text:p>2.23558</text:p>
          </table:table-cell>
          <table:table-cell office:value-type="float" office:value="2.3532763411892" calcext:value-type="float">
            <text:p>2.35328</text:p>
          </table:table-cell>
          <table:table-cell office:value-type="float" office:value="3.21679421310536" calcext:value-type="float">
            <text:p>3.2167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17079965776" calcext:value-type="float">
            <text:p>2.22717</text:p>
          </table:table-cell>
          <table:table-cell office:value-type="float" office:value="2.363580916824" calcext:value-type="float">
            <text:p>2.36358</text:p>
          </table:table-cell>
          <table:table-cell office:value-type="float" office:value="3.23411959865086" calcext:value-type="float">
            <text:p>3.23412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22957575552" calcext:value-type="float">
            <text:p>2.16723</text:p>
          </table:table-cell>
          <table:table-cell office:value-type="float" office:value="2.37614465763333" calcext:value-type="float">
            <text:p>2.37614</text:p>
          </table:table-cell>
          <table:table-cell office:value-type="float" office:value="3.0719032300448" calcext:value-type="float">
            <text:p>3.071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3:.BS60])" office:value-type="float" office:value="2.2518628882709" calcext:value-type="float">
            <text:p>2.25186</text:p>
          </table:table-cell>
          <table:table-cell table:formula="of:=AVERAGE([.BT43:.BT60])" office:value-type="float" office:value="2.22591486666971" calcext:value-type="float">
            <text:p>2.22591</text:p>
          </table:table-cell>
          <table:table-cell table:formula="of:=AVERAGE([.BU43:.BU60])" office:value-type="float" office:value="2.96873842566046" calcext:value-type="float">
            <text:p>2.9687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38561052693" calcext:value-type="float">
            <text:p>2.17239</text:p>
          </table:table-cell>
          <table:table-cell office:value-type="float" office:value="2.36869429221712" calcext:value-type="float">
            <text:p>2.36869</text:p>
          </table:table-cell>
          <table:table-cell office:value-type="float" office:value="3.07489618167254" calcext:value-type="float">
            <text:p>3.074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974720411053" calcext:value-type="float">
            <text:p>2.19747</text:p>
          </table:table-cell>
          <table:table-cell office:value-type="float" office:value="2.33437439058512" calcext:value-type="float">
            <text:p>2.33437</text:p>
          </table:table-cell>
          <table:table-cell office:value-type="float" office:value="3.18199981346606" calcext:value-type="float">
            <text:p>3.18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59652990337" calcext:value-type="float">
            <text:p>2.20597</text:p>
          </table:table-cell>
          <table:table-cell office:value-type="float" office:value="2.32999016457381" calcext:value-type="float">
            <text:p>2.32999</text:p>
          </table:table-cell>
          <table:table-cell office:value-type="float" office:value="3.13229530019247" calcext:value-type="float">
            <text:p>3.132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466820094854" calcext:value-type="float">
            <text:p>2.22467</text:p>
          </table:table-cell>
          <table:table-cell office:value-type="float" office:value="2.24976484234053" calcext:value-type="float">
            <text:p>2.24976</text:p>
          </table:table-cell>
          <table:table-cell office:value-type="float" office:value="3.0803904365922" calcext:value-type="float">
            <text:p>3.0803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618001090941" calcext:value-type="float">
            <text:p>2.26618</text:p>
          </table:table-cell>
          <table:table-cell office:value-type="float" office:value="2.24590851923137" calcext:value-type="float">
            <text:p>2.24591</text:p>
          </table:table-cell>
          <table:table-cell office:value-type="float" office:value="3.14778406152229" calcext:value-type="float">
            <text:p>3.1477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998369241118" calcext:value-type="float">
            <text:p>2.26998</text:p>
          </table:table-cell>
          <table:table-cell office:value-type="float" office:value="2.2436975832549" calcext:value-type="float">
            <text:p>2.2437</text:p>
          </table:table-cell>
          <table:table-cell office:value-type="float" office:value="3.15196683087306" calcext:value-type="float">
            <text:p>3.1519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89126095083" calcext:value-type="float">
            <text:p>2.23589</text:p>
          </table:table-cell>
          <table:table-cell office:value-type="float" office:value="2.24035695364519" calcext:value-type="float">
            <text:p>2.24036</text:p>
          </table:table-cell>
          <table:table-cell office:value-type="float" office:value="3.07403766195786" calcext:value-type="float">
            <text:p>3.0740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166110736724" calcext:value-type="float">
            <text:p>2.23166</text:p>
          </table:table-cell>
          <table:table-cell office:value-type="float" office:value="2.22694959050497" calcext:value-type="float">
            <text:p>2.22695</text:p>
          </table:table-cell>
          <table:table-cell office:value-type="float" office:value="2.81259569129571" calcext:value-type="float">
            <text:p>2.812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63621978941" calcext:value-type="float">
            <text:p>2.24364</text:p>
          </table:table-cell>
          <table:table-cell office:value-type="float" office:value="2.22599765760649" calcext:value-type="float">
            <text:p>2.226</text:p>
          </table:table-cell>
          <table:table-cell office:value-type="float" office:value="2.79289890269177" calcext:value-type="float">
            <text:p>2.792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3259442614042" calcext:value-type="float">
            <text:p>2.23259</text:p>
          </table:table-cell>
          <table:table-cell office:value-type="float" office:value="2.19251729447596" calcext:value-type="float">
            <text:p>2.19252</text:p>
          </table:table-cell>
          <table:table-cell office:value-type="float" office:value="2.89718046262016" calcext:value-type="float">
            <text:p>2.8971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461776660666" calcext:value-type="float">
            <text:p>2.23462</text:p>
          </table:table-cell>
          <table:table-cell office:value-type="float" office:value="2.18398296593186" calcext:value-type="float">
            <text:p>2.18398</text:p>
          </table:table-cell>
          <table:table-cell office:value-type="float" office:value="2.8910050609694" calcext:value-type="float">
            <text:p>2.8910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003468703222" calcext:value-type="float">
            <text:p>2.26003</text:p>
          </table:table-cell>
          <table:table-cell office:value-type="float" office:value="2.17864760152035" calcext:value-type="float">
            <text:p>2.17865</text:p>
          </table:table-cell>
          <table:table-cell office:value-type="float" office:value="2.82053574078864" calcext:value-type="float">
            <text:p>2.8205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765866607895" calcext:value-type="float">
            <text:p>2.30766</text:p>
          </table:table-cell>
          <table:table-cell office:value-type="float" office:value="2.17210231936515" calcext:value-type="float">
            <text:p>2.1721</text:p>
          </table:table-cell>
          <table:table-cell office:value-type="float" office:value="2.92334507355652" calcext:value-type="float">
            <text:p>2.9233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4238000178011" calcext:value-type="float">
            <text:p>2.34238</text:p>
          </table:table-cell>
          <table:table-cell office:value-type="float" office:value="2.16903878512001" calcext:value-type="float">
            <text:p>2.16904</text:p>
          </table:table-cell>
          <table:table-cell office:value-type="float" office:value="2.92971615785302" calcext:value-type="float">
            <text:p>2.9297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157999855824" calcext:value-type="float">
            <text:p>2.26158</text:p>
          </table:table-cell>
          <table:table-cell office:value-type="float" office:value="2.16218290836772" calcext:value-type="float">
            <text:p>2.16218</text:p>
          </table:table-cell>
          <table:table-cell office:value-type="float" office:value="2.77609461333288" calcext:value-type="float">
            <text:p>2.7760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127337028195" calcext:value-type="float">
            <text:p>2.35127</text:p>
          </table:table-cell>
          <table:table-cell office:value-type="float" office:value="2.08683566347077" calcext:value-type="float">
            <text:p>2.08684</text:p>
          </table:table-cell>
          <table:table-cell office:value-type="float" office:value="2.82399087451182" calcext:value-type="float">
            <text:p>2.8239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832005359952" calcext:value-type="float">
            <text:p>2.32832</text:p>
          </table:table-cell>
          <table:table-cell office:value-type="float" office:value="2.0792814102102" calcext:value-type="float">
            <text:p>2.07928</text:p>
          </table:table-cell>
          <table:table-cell office:value-type="float" office:value="2.85465556794715" calcext:value-type="float">
            <text:p>2.8546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0" calcext:value-type="float">
            <text:p>0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5" calcext:value-type="float">
            <text:p>5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0" calcext:value-type="float">
            <text:p>0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0" calcext:value-type="float">
            <text:p>0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2.A1:Sheet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1:34:16.057827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1:36:55.355170897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286" meta:object-count="0"/>
  </office:meta>
</office:document-meta>
</file>